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f0bb" officeooo:paragraph-rsid="000af0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-directory /etc/network/interfaces.d</text:p>
      <text:p text:style-name="P1"><text:s text:c="2"/>8 <text:s text:c="68"/></text:p>
      <text:p text:style-name="P1"><text:s text:c="2"/>9 auto eth0 <text:s text:c="58"/></text:p>
      <text:p text:style-name="P1"><text:s/>10 iface eth0 inet static <text:s text:c="45"/></text:p>
      <text:p text:style-name="P1"><text:s/>11 address 172.16.9.90 <text:s text:c="48"/></text:p>
      <text:p text:style-name="P1"><text:s/>12 <text:s text:c="68"/></text:p>
      <text:p text:style-name="P1"><text:s/>13 iface eth0 inet manual <text:s text:c="45"/></text:p>
      <text:p text:style-name="P1"><text:s/>14 <text:s text:c="68"/></text:p>
      <text:p text:style-name="P1"><text:s/>15 allow-hotplug wlan0 <text:s text:c="48"/></text:p>
      <text:p text:style-name="P1"><text:s/>16 iface wlan0 inet manual <text:s text:c="44"/></text:p>
      <text:p text:style-name="P1"><text:s/>17 <text:s text:c="4"/>wpa-conf /etc/wpa_supplicant/wpa_supplicant.conf <text:s text:c="15"/></text:p>
      <text:p text:style-name="P1"><text:s/>18 <text:s text:c="68"/></text:p>
      <text:p text:style-name="P1"><text:s/>19 allow-hotplug wlan1 <text:s text:c="48"/></text:p>
      <text:p text:style-name="P1"><text:s/>20 iface wlan1 inet manual <text:s text:c="44"/></text:p>
      <text:p text:style-name="P1"><text:s/>21 <text:s text:c="4"/>wpa-conf /etc/wpa/_supplicant/wpa_supplicant.conf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08:08:19.943735293</meta:creation-date>
    <dc:date>2017-11-30T08:08:52.579059058</dc:date>
    <meta:editing-duration>P0D</meta:editing-duration>
    <meta:editing-cycles>1</meta:editing-cycles>
    <meta:document-statistic meta:table-count="0" meta:image-count="0" meta:object-count="0" meta:page-count="1" meta:paragraph-count="15" meta:word-count="44" meta:character-count="1050" meta:non-whitespace-character-count="302"/>
    <meta:generator>LibreOffice/4.2.8.2$Linux_X86_64 LibreOffice_project/420m0$Build-2</meta:generator>
  </office:meta>
</office:document-meta>
</file>